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17cm"/>
    </style:style>
    <style:style style:name="Table1.B" style:family="table-column">
      <style:table-column-properties style:column-width="4.644cm"/>
    </style:style>
    <style:style style:name="Table1.C" style:family="table-column">
      <style:table-column-properties style:column-width="4.646cm"/>
    </style:style>
    <style:style style:name="Table1.D" style:family="table-column">
      <style:table-column-properties style:column-width="4.54cm"/>
    </style:style>
    <style:style style:name="Table1.A1" style:family="table-cell">
      <style:table-cell-properties style:vertical-align="middle" fo:padding="0.049cm" fo:border="none"/>
    </style:style>
    <style:style style:name="P1" style:family="paragraph" style:parent-style-name="Preformatted_20_Text" style:list-style-name="L5"/>
    <style:style style:name="P2" style:family="paragraph" style:parent-style-name="Preformatted_20_Text" style:list-style-name="L5">
      <style:paragraph-properties style:writing-mode="lr-tb"/>
    </style:style>
    <style:style style:name="P3" style:family="paragraph" style:parent-style-name="Preformatted_20_Text" style:list-style-name="L5">
      <style:paragraph-properties fo:margin-top="0cm" fo:margin-bottom="0.499cm" style:contextual-spacing="false" style:writing-mode="lr-tb"/>
    </style:style>
    <style:style style:name="P4" style:family="paragraph" style:parent-style-name="Standard">
      <style:text-properties style:font-name="Abyssinica SIL" fo:font-size="14pt" officeooo:rsid="0004cdf9" officeooo:paragraph-rsid="0004cdf9" style:font-size-asian="12.25pt" style:font-size-complex="14pt"/>
    </style:style>
    <style:style style:name="P5" style:family="paragraph" style:parent-style-name="Standard" style:list-style-name="L1">
      <style:text-properties style:font-name="Abyssinica SIL" fo:font-size="14pt" fo:font-weight="bold" officeooo:rsid="0004cdf9" officeooo:paragraph-rsid="0004cdf9" style:font-size-asian="12.25pt" style:font-weight-asian="bold" style:font-size-complex="14pt" style:font-weight-complex="bold"/>
    </style:style>
    <style:style style:name="P6" style:family="paragraph" style:parent-style-name="Standard">
      <style:text-properties style:font-name="Abyssinica SIL" fo:font-size="14pt" fo:font-weight="bold" officeooo:rsid="0004cdf9" officeooo:paragraph-rsid="0004cdf9" style:font-size-asian="12.25pt" style:font-weight-asian="bold" style:font-size-complex="14pt" style:font-weight-complex="bold"/>
    </style:style>
    <style:style style:name="P7" style:family="paragraph" style:parent-style-name="Standard" style:list-style-name="L8">
      <style:text-properties style:font-name="Abyssinica SIL" fo:font-size="14pt" fo:font-weight="bold" officeooo:rsid="0004cdf9" officeooo:paragraph-rsid="0004cdf9" style:font-size-asian="12.25pt" style:font-weight-asian="bold" style:font-size-complex="14pt" style:font-weight-complex="bold"/>
    </style:style>
    <style:style style:name="P8" style:family="paragraph" style:parent-style-name="Standard" style:list-style-name="L8">
      <style:text-properties style:font-name="Abyssinica SIL" fo:font-size="14pt" fo:font-weight="bold" officeooo:rsid="0005dae2" officeooo:paragraph-rsid="0005dae2" style:font-size-asian="12.25pt" style:font-weight-asian="bold" style:font-size-complex="14pt" style:font-weight-complex="bold"/>
    </style:style>
    <style:style style:name="P9" style:family="paragraph" style:parent-style-name="Standard" style:list-style-name="L8">
      <style:text-properties style:font-name="Abyssinica SIL" fo:font-size="14pt" fo:font-weight="normal" officeooo:rsid="0005dae2" officeooo:paragraph-rsid="0005dae2" style:font-size-asian="12.25pt" style:font-weight-asian="normal" style:font-size-complex="14pt" style:font-weight-complex="normal"/>
    </style:style>
    <style:style style:name="P10" style:family="paragraph" style:parent-style-name="Standard">
      <style:text-properties style:font-name="Abyssinica SIL" fo:font-size="14pt" fo:font-weight="normal" officeooo:rsid="0005dae2" officeooo:paragraph-rsid="0005dae2" style:font-size-asian="12.25pt" style:font-weight-asian="normal" style:font-size-complex="14pt" style:font-weight-complex="normal"/>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7/01</text:p>
      <text:p text:style-name="P4"/>
      <text:list xml:id="list3525153013" text:style-name="L1">
        <text:list-item>
          <text:p text:style-name="P5"><text:a xlink:type="simple" xlink:href="https://www.youtube.com/watch?v=6_bzBm2PRQQ" text:style-name="Internet_20_link" text:visited-style-name="Visited_20_Internet_20_Link"><text:span text:style-name="T1">https://www.youtube.com/watch?v=6_bzBm2PRQQ</text:span></text:a></text:p>
        </text:list-item>
      </text:list>
      <text:p text:style-name="P6"><text:span text:style-name="T1"/></text:p>
      <text:list xml:id="list111002219078300" text:continue-numbering="true" text:style-name="L1">
        <text:list-item>
          <text:p text:style-name="P5"><text:span text:style-name="T1">what can I do achieve communication between devices on differrent network.</text:span></text:p>
        </text:list-item>
      </text:list>
      <text:h text:style-name="Heading_20_6" text:outline-level="6">ChatGPT said:</text:h>
      <text:p text:style-name="Text_20_body">If you're looking to achieve communication between devices on different networks <text:span text:style-name="Strong_20_Emphasis">other than using port forwarding or VPN</text:span>, there are several alternatives depending on your needs and infrastructure. Below are some other methods that can be used to facilitate communication between devices across different networks:</text:p>
      <text:h text:style-name="Heading_20_3" text:outline-level="3">1. <text:span text:style-name="Strong_20_Emphasis">Use a Cloud-based MQTT Broker</text:span></text:h>
      <text:list xml:id="list3734610555" text:style-name="L2">
        <text:list-item>
          <text:p text:style-name="P11">One of the simplest solutions for facilitating communication between devices on different networks is to use a <text:span text:style-name="Strong_20_Emphasis">cloud-based MQTT broker</text:span>. Services like <text:span text:style-name="Strong_20_Emphasis">HiveMQ</text:span>, <text:span text:style-name="Strong_20_Emphasis">Eclipse Mosquitto (cloud version)</text:span>, <text:span text:style-name="Strong_20_Emphasis">AWS IoT Core</text:span>, or <text:span text:style-name="Strong_20_Emphasis">Google Cloud IoT</text:span> offer MQTT brokers hosted in the cloud. These brokers allow your devices to communicate without needing to configure local networks, port forwarding, or VPN.</text:p>
        </text:list-item>
        <text:list-item>
          <text:p text:style-name="P11"><text:span text:style-name="Strong_20_Emphasis">How it works</text:span>:</text:p>
          <text:list>
            <text:list-item>
              <text:p text:style-name="P12">Your MQTT clients (devices) connect to the cloud broker over the internet. The broker handles the message exchange and ensures that devices can publish and subscribe to topics, regardless of where they are located.</text:p>
            </text:list-item>
          </text:list>
        </text:list-item>
        <text:list-item>
          <text:p text:style-name="P11"><text:span text:style-name="Strong_20_Emphasis">Advantages</text:span>:</text:p>
          <text:list>
            <text:list-item>
              <text:p text:style-name="P12"><text:span text:style-name="Strong_20_Emphasis">No need to manage infrastructure</text:span>: The cloud provider manages the broker, so you don’t need to worry about setting it up, maintaining it, or exposing ports.</text:p>
            </text:list-item>
            <text:list-item>
              <text:p text:style-name="P12"><text:span text:style-name="Strong_20_Emphasis">Global accessibility</text:span>: Your devices can be anywhere in the world and still communicate.</text:p>
            </text:list-item>
            <text:list-item>
              <text:p text:style-name="P12"><text:span text:style-name="Strong_20_Emphasis">Scalability</text:span>: Cloud brokers can scale to handle large numbers of devices with ease.</text:p>
            </text:list-item>
          </text:list>
        </text:list-item>
        <text:list-item>
          <text:p text:style-name="P11"><text:span text:style-name="Strong_20_Emphasis">Examples of Cloud MQTT Brokers</text:span>:</text:p>
          <text:list>
            <text:list-item>
              <text:p text:style-name="P12"><text:span text:style-name="Strong_20_Emphasis">AWS IoT Core</text:span> (AWS): Managed MQTT broker for IoT applications.</text:p>
            </text:list-item>
            <text:list-item>
              <text:p text:style-name="P12"><text:span text:style-name="Strong_20_Emphasis">CloudMQTT</text:span>: A cloud-hosted MQTT service.</text:p>
            </text:list-item>
            <text:list-item>
              <text:p text:style-name="P12"><text:span text:style-name="Strong_20_Emphasis">Mosquitto on Cloud</text:span>: A managed version of Mosquitto for MQTT communication.</text:p>
            </text:list-item>
          </text:list>
        </text:list-item>
        <text:list-item>
          <text:p text:style-name="P11"><text:span text:style-name="Strong_20_Emphasis">Steps</text:span>:</text:p>
          <text:list>
            <text:list-item>
              <text:p text:style-name="P12">Create an account on the cloud MQTT broker provider.</text:p>
            </text:list-item>
            <text:list-item>
              <text:p text:style-name="P12">Set up your broker instance.</text:p>
            </text:list-item>
            <text:list-item>
              <text:p text:style-name="P11">Update your devices' MQTT clients to connect to the cloud broker with the appropriate credentials (host, username, password, etc.).</text:p>
            </text:list-item>
          </text:list>
        </text:list-item>
      </text:list>
      <text:p text:style-name="Horizontal_20_Line"/>
      <text:h text:style-name="Heading_20_3" text:outline-level="3"><text:soft-page-break/>2. <text:span text:style-name="Strong_20_Emphasis">Use a Message Broker with Public APIs (REST APIs, WebSockets)</text:span></text:h>
      <text:list xml:id="list2399564122" text:style-name="L3">
        <text:list-item>
          <text:p text:style-name="P13">You can use messaging systems that provide public APIs, such as <text:span text:style-name="Strong_20_Emphasis">REST APIs</text:span> or <text:span text:style-name="Strong_20_Emphasis">WebSockets</text:span>, which allow devices on different networks to communicate easily via HTTP/HTTPS protocols.</text:p>
        </text:list-item>
        <text:list-item>
          <text:p text:style-name="P13"><text:span text:style-name="Strong_20_Emphasis">REST APIs</text:span>:</text:p>
          <text:list>
            <text:list-item>
              <text:p text:style-name="P14">Devices can send HTTP requests to REST APIs hosted on remote servers, and the server can respond with data or process requests.</text:p>
            </text:list-item>
            <text:list-item>
              <text:p text:style-name="P14">Example: If you have a device on Network A and a device on Network B, you can use a REST API hosted on a server to relay messages between these two devices.</text:p>
            </text:list-item>
          </text:list>
        </text:list-item>
        <text:list-item>
          <text:p text:style-name="P13"><text:span text:style-name="Strong_20_Emphasis">WebSockets</text:span>:</text:p>
          <text:list>
            <text:list-item>
              <text:p text:style-name="P14">WebSockets are ideal for real-time communication. WebSocket servers allow clients to send and receive data over a persistent connection, which is useful for two-way communication.</text:p>
            </text:list-item>
            <text:list-item>
              <text:p text:style-name="P14">This can work for MQTT-like communication where devices on different networks can maintain a persistent connection to a server for communication.</text:p>
            </text:list-item>
          </text:list>
        </text:list-item>
        <text:list-item>
          <text:p text:style-name="P13"><text:span text:style-name="Strong_20_Emphasis">How it works</text:span>:</text:p>
          <text:list>
            <text:list-item>
              <text:p text:style-name="P14">Devices on different networks connect to a central server using HTTP, HTTPS, or WebSockets. The server manages message delivery between devices.</text:p>
            </text:list-item>
            <text:list-item>
              <text:p text:style-name="P13">Examples: <text:span text:style-name="Strong_20_Emphasis">WebSocket-based brokers</text:span> or <text:span text:style-name="Strong_20_Emphasis">REST APIs</text:span> (e.g., using HTTP POST to send data to a remote server).</text:p>
            </text:list-item>
          </text:list>
        </text:list-item>
      </text:list>
      <text:p text:style-name="Horizontal_20_Line"/>
      <text:h text:style-name="Heading_20_3" text:outline-level="3">3. <text:span text:style-name="Strong_20_Emphasis">Use a Reverse Proxy with MQTT Broker</text:span></text:h>
      <text:list xml:id="list2559983804" text:style-name="L4">
        <text:list-item>
          <text:p text:style-name="P15">A <text:span text:style-name="Strong_20_Emphasis">reverse proxy</text:span> acts as an intermediary between MQTT clients and your Mosquitto broker (or another MQTT broker). This is useful when you don’t want to expose your broker directly to the internet but still need remote devices to connect to it.</text:p>
        </text:list-item>
        <text:list-item>
          <text:p text:style-name="P15"><text:span text:style-name="Strong_20_Emphasis">How it works</text:span>:</text:p>
          <text:list>
            <text:list-item>
              <text:p text:style-name="P16">The reverse proxy listens on a public IP address and forwards MQTT traffic to your local Mosquitto broker on a private IP (inside your local network).</text:p>
            </text:list-item>
            <text:list-item>
              <text:p text:style-name="P16">The reverse proxy can be configured to handle both <text:span text:style-name="Strong_20_Emphasis">HTTP</text:span> and <text:span text:style-name="Strong_20_Emphasis">MQTT</text:span> traffic (if using WebSockets for MQTT over HTTP).</text:p>
            </text:list-item>
            <text:list-item>
              <text:p text:style-name="P16">Tools like <text:span text:style-name="Strong_20_Emphasis">Nginx</text:span> or <text:span text:style-name="Strong_20_Emphasis">HAProxy</text:span> can be used to create a reverse proxy for your MQTT broker.</text:p>
            </text:list-item>
          </text:list>
        </text:list-item>
        <text:list-item>
          <text:p text:style-name="P15"><text:span text:style-name="Strong_20_Emphasis">Steps</text:span>:</text:p>
          <text:list>
            <text:list-item>
              <text:p text:style-name="P16">Set up a reverse proxy server (Nginx or HAProxy).</text:p>
            </text:list-item>
            <text:list-item>
              <text:p text:style-name="P16">Configure the reverse proxy to forward MQTT traffic to your Mosquitto broker.</text:p>
            </text:list-item>
            <text:list-item>
              <text:p text:style-name="P16">Configure devices on different networks to connect to the reverse proxy instead of the local broker.</text:p>
            </text:list-item>
          </text:list>
        </text:list-item>
        <text:list-item>
          <text:p text:style-name="P15"><text:span text:style-name="Strong_20_Emphasis">Benefits</text:span>:</text:p>
          <text:list>
            <text:list-item>
              <text:p text:style-name="P16">Provides an additional layer of security and hides the Mosquitto broker from direct public access.</text:p>
            </text:list-item>
            <text:list-item>
              <text:p text:style-name="P15"><text:soft-page-break/>Allows remote devices to connect to the broker without needing direct exposure to the local network.</text:p>
            </text:list-item>
          </text:list>
        </text:list-item>
      </text:list>
      <text:p text:style-name="Horizontal_20_Line"/>
      <text:h text:style-name="Heading_20_3" text:outline-level="3">4. <text:span text:style-name="Strong_20_Emphasis">Using a Bridge Between Brokers</text:span></text:h>
      <text:list xml:id="list909298347" text:style-name="L5">
        <text:list-item>
          <text:p text:style-name="P17">If you have multiple MQTT brokers on different networks, you can set up an <text:span text:style-name="Strong_20_Emphasis">MQTT bridge</text:span> between them. A bridge allows one broker to forward messages to another broker, enabling communication between devices across different networks.</text:p>
        </text:list-item>
        <text:list-item>
          <text:p text:style-name="P17"><text:span text:style-name="Strong_20_Emphasis">How it works</text:span>:</text:p>
          <text:list>
            <text:list-item>
              <text:p text:style-name="P18">You can set up <text:span text:style-name="Strong_20_Emphasis">Mosquitto Bridges</text:span> or use <text:span text:style-name="Strong_20_Emphasis">other MQTT brokers</text:span> like <text:span text:style-name="Strong_20_Emphasis">EMQX</text:span>, which support bridging. This allows you to connect multiple brokers, even if they are on different networks, and synchronize topics between them.</text:p>
            </text:list-item>
          </text:list>
        </text:list-item>
        <text:list-item>
          <text:p text:style-name="P17"><text:span text:style-name="Strong_20_Emphasis">Steps</text:span>:</text:p>
          <text:list>
            <text:list-item>
              <text:p text:style-name="P18">Set up <text:span text:style-name="Strong_20_Emphasis">Mosquitto</text:span> (or any other MQTT broker) on each network.</text:p>
            </text:list-item>
            <text:list-item>
              <text:p text:style-name="P18">Configure each broker to connect to the other using the <text:span text:style-name="Strong_20_Emphasis">bridge</text:span> feature. The configuration will typically involve specifying the address of the other broker and the topics to be bridged.</text:p>
            </text:list-item>
            <text:list-item>
              <text:p text:style-name="P18">Once the bridge is established, devices connected to different brokers can exchange messages through the bridge.</text:p>
            </text:list-item>
          </text:list>
        </text:list-item>
        <text:list-item>
          <text:p text:style-name="P17"><text:span text:style-name="Strong_20_Emphasis">Example of a Mosquitto Bridge configuration</text:span>:</text:p>
          <text:p text:style-name="P1">conf</text:p>
          <text:p text:style-name="P1">Copy</text:p>
          <text:p text:style-name="P2"><text:span text:style-name="Source_20_Text">connection bridge-name</text:span></text:p>
          <text:p text:style-name="P2"><text:span text:style-name="Source_20_Text">address broker2.example.com:1883</text:span></text:p>
          <text:p text:style-name="P3"><text:span text:style-name="Source_20_Text">topic # both 0</text:span></text:p>
        </text:list-item>
        <text:list-item>
          <text:p text:style-name="P17"><text:span text:style-name="Strong_20_Emphasis">Benefits</text:span>:</text:p>
          <text:list>
            <text:list-item>
              <text:p text:style-name="P18">Useful for connecting multiple isolated networks while allowing devices to communicate with each other via MQTT.</text:p>
            </text:list-item>
            <text:list-item>
              <text:p text:style-name="P17">Maintains local control of each broker while enabling cross-network communication.</text:p>
            </text:list-item>
          </text:list>
        </text:list-item>
      </text:list>
      <text:p text:style-name="Horizontal_20_Line"/>
      <text:h text:style-name="Heading_20_3" text:outline-level="3">5. <text:span text:style-name="Strong_20_Emphasis">Use a P2P (Peer-to-Peer) Connection</text:span> via NAT Traversal</text:h>
      <text:list xml:id="list431057405" text:style-name="L6">
        <text:list-item>
          <text:p text:style-name="P19">If you don’t want to rely on any central server, you can set up <text:span text:style-name="Strong_20_Emphasis">Peer-to-Peer (P2P)</text:span> communication between devices on different networks using <text:span text:style-name="Strong_20_Emphasis">NAT traversal techniques</text:span> (e.g., <text:span text:style-name="Strong_20_Emphasis">STUN</text:span>, <text:span text:style-name="Strong_20_Emphasis">TURN</text:span>, or <text:span text:style-name="Strong_20_Emphasis">ICE</text:span> protocols).</text:p>
        </text:list-item>
        <text:list-item>
          <text:p text:style-name="P19"><text:span text:style-name="Strong_20_Emphasis">How it works</text:span>:</text:p>
          <text:list>
            <text:list-item>
              <text:p text:style-name="P20"><text:span text:style-name="Strong_20_Emphasis">STUN (Session Traversal Utilities for NAT)</text:span> and <text:span text:style-name="Strong_20_Emphasis">TURN (Traversal Using Relays around NAT)</text:span> are protocols designed to help devices behind NATs (routers/firewalls) discover their public IP addresses and communicate directly with each other.</text:p>
            </text:list-item>
            <text:list-item>
              <text:p text:style-name="P20"><text:span text:style-name="Strong_20_Emphasis">ICE (Interactive Connectivity Establishment)</text:span> is used to combine STUN and TURN to establish a connection between two devices in a peer-to-peer manner.</text:p>
            </text:list-item>
          </text:list>
        </text:list-item>
        <text:list-item>
          <text:p text:style-name="P19"><text:soft-page-break/><text:span text:style-name="Strong_20_Emphasis">Use case</text:span>: This can be particularly useful if both devices are running MQTT clients but cannot use a central server. Instead, they establish a direct connection to each other, bypassing the need for a server.</text:p>
        </text:list-item>
      </text:list>
      <text:p text:style-name="Horizontal_20_Line"/>
      <text:h text:style-name="Heading_20_3" text:outline-level="3">6. <text:span text:style-name="Strong_20_Emphasis">Use a Dedicated IoT Platform</text:span></text:h>
      <text:list xml:id="list2346496867" text:style-name="L7">
        <text:list-item>
          <text:p text:style-name="P21">Platforms like <text:span text:style-name="Strong_20_Emphasis">ThingsBoard</text:span>, <text:span text:style-name="Strong_20_Emphasis">Kaa IoT</text:span>, or <text:span text:style-name="Strong_20_Emphasis">Losant</text:span> provide centralized management and communication between devices over different networks. These platforms can integrate MQTT or other protocols and allow you to manage devices remotely.</text:p>
        </text:list-item>
        <text:list-item>
          <text:p text:style-name="P21"><text:span text:style-name="Strong_20_Emphasis">How it works</text:span>:</text:p>
          <text:list>
            <text:list-item>
              <text:p text:style-name="P22">Devices connect to the platform using MQTT or other protocols.</text:p>
            </text:list-item>
            <text:list-item>
              <text:p text:style-name="P22">The platform manages communication, data storage, and device interaction.</text:p>
            </text:list-item>
          </text:list>
        </text:list-item>
        <text:list-item>
          <text:p text:style-name="P21"><text:span text:style-name="Strong_20_Emphasis">Benefits</text:span>:</text:p>
          <text:list>
            <text:list-item>
              <text:p text:style-name="P22"><text:span text:style-name="Strong_20_Emphasis">Device management</text:span>: These platforms provide easy-to-use dashboards and analytics.</text:p>
            </text:list-item>
            <text:list-item>
              <text:p text:style-name="P22"><text:span text:style-name="Strong_20_Emphasis">Cross-network communication</text:span>: They handle the complexity of network communication, including across firewalls and NATs.</text:p>
            </text:list-item>
            <text:list-item>
              <text:p text:style-name="P21"><text:span text:style-name="Strong_20_Emphasis">Scalability</text:span>: They support large-scale IoT deployments.</text:p>
            </text:list-item>
          </text:list>
        </text:list-item>
      </text:list>
      <text:p text:style-name="Horizontal_20_Line"/>
      <text:h text:style-name="Heading_20_3" text:outline-level="3">Summary of Methods for Communication Between Devices on Different Network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Method</text:span></text:p>
            </table:table-cell>
            <table:table-cell table:style-name="Table1.A1" office:value-type="string">
              <text:p text:style-name="Table_20_Heading"><text:span text:style-name="Strong_20_Emphasis">How it Works</text:span></text:p>
            </table:table-cell>
            <table:table-cell table:style-name="Table1.A1" office:value-type="string">
              <text:p text:style-name="Table_20_Heading"><text:span text:style-name="Strong_20_Emphasis">Advantages</text:span></text:p>
            </table:table-cell>
            <table:table-cell table:style-name="Table1.A1" office:value-type="string">
              <text:p text:style-name="Table_20_Heading"><text:span text:style-name="Strong_20_Emphasis">Use Case</text:span></text:p>
            </table:table-cell>
          </table:table-row>
        </table:table-header-rows>
        <table:table-row>
          <table:table-cell table:style-name="Table1.A1" office:value-type="string">
            <text:p text:style-name="Table_20_Contents"><text:span text:style-name="Strong_20_Emphasis">Cloud-based MQTT Broker</text:span></text:p>
          </table:table-cell>
          <table:table-cell table:style-name="Table1.A1" office:value-type="string">
            <text:p text:style-name="Table_20_Contents">Uses a cloud-hosted MQTT broker for communication</text:p>
          </table:table-cell>
          <table:table-cell table:style-name="Table1.A1" office:value-type="string">
            <text:p text:style-name="Table_20_Contents">Easy setup, no need for local infrastructure, global reach</text:p>
          </table:table-cell>
          <table:table-cell table:style-name="Table1.A1" office:value-type="string">
            <text:p text:style-name="Table_20_Contents">IoT applications, global communication needs</text:p>
          </table:table-cell>
        </table:table-row>
        <table:table-row>
          <table:table-cell table:style-name="Table1.A1" office:value-type="string">
            <text:p text:style-name="Table_20_Contents"><text:span text:style-name="Strong_20_Emphasis">REST APIs / WebSockets</text:span></text:p>
          </table:table-cell>
          <table:table-cell table:style-name="Table1.A1" office:value-type="string">
            <text:p text:style-name="Table_20_Contents">Devices communicate via HTTP/HTTPS or WebSocket connection</text:p>
          </table:table-cell>
          <table:table-cell table:style-name="Table1.A1" office:value-type="string">
            <text:p text:style-name="Table_20_Contents">Simple, flexible, widely supported</text:p>
          </table:table-cell>
          <table:table-cell table:style-name="Table1.A1" office:value-type="string">
            <text:p text:style-name="Table_20_Contents">Web-based communication, real-time apps</text:p>
          </table:table-cell>
        </table:table-row>
        <table:table-row>
          <table:table-cell table:style-name="Table1.A1" office:value-type="string">
            <text:p text:style-name="Table_20_Contents"><text:span text:style-name="Strong_20_Emphasis">Reverse Proxy</text:span></text:p>
          </table:table-cell>
          <table:table-cell table:style-name="Table1.A1" office:value-type="string">
            <text:p text:style-name="Table_20_Contents">Use reverse proxy to forward traffic to the Mosquitto broker</text:p>
          </table:table-cell>
          <table:table-cell table:style-name="Table1.A1" office:value-type="string">
            <text:p text:style-name="Table_20_Contents">Hides the broker from public internet, secure remote access</text:p>
          </table:table-cell>
          <table:table-cell table:style-name="Table1.A1" office:value-type="string">
            <text:p text:style-name="Table_20_Contents">Secure remote access to local broker</text:p>
          </table:table-cell>
        </table:table-row>
        <table:table-row>
          <table:table-cell table:style-name="Table1.A1" office:value-type="string">
            <text:p text:style-name="Table_20_Contents"><text:span text:style-name="Strong_20_Emphasis">MQTT Bridge</text:span></text:p>
          </table:table-cell>
          <table:table-cell table:style-name="Table1.A1" office:value-type="string">
            <text:p text:style-name="Table_20_Contents">Bridges two MQTT brokers across different networks</text:p>
          </table:table-cell>
          <table:table-cell table:style-name="Table1.A1" office:value-type="string">
            <text:p text:style-name="Table_20_Contents">Allows seamless message exchange between brokers</text:p>
          </table:table-cell>
          <table:table-cell table:style-name="Table1.A1" office:value-type="string">
            <text:p text:style-name="Table_20_Contents">Connecting isolated MQTT networks</text:p>
          </table:table-cell>
        </table:table-row>
        <table:table-row>
          <table:table-cell table:style-name="Table1.A1" office:value-type="string">
            <text:p text:style-name="Table_20_Contents"><text:span text:style-name="Strong_20_Emphasis">P2P (NAT Traversal)</text:span></text:p>
          </table:table-cell>
          <table:table-cell table:style-name="Table1.A1" office:value-type="string">
            <text:p text:style-name="Table_20_Contents">Establish direct connections between devices using NAT traversal</text:p>
          </table:table-cell>
          <table:table-cell table:style-name="Table1.A1" office:value-type="string">
            <text:p text:style-name="Table_20_Contents">Direct, server-less communication, works through NAT/firewalls</text:p>
          </table:table-cell>
          <table:table-cell table:style-name="Table1.A1" office:value-type="string">
            <text:p text:style-name="Table_20_Contents">Peer-to-peer communication without a central server</text:p>
          </table:table-cell>
        </table:table-row>
        <table:table-row>
          <table:table-cell table:style-name="Table1.A1" office:value-type="string">
            <text:p text:style-name="Table_20_Contents"><text:span text:style-name="Strong_20_Emphasis">Dedicated IoT Platforms</text:span></text:p>
          </table:table-cell>
          <table:table-cell table:style-name="Table1.A1" office:value-type="string">
            <text:p text:style-name="Table_20_Contents">Managed platforms for cross-network communication</text:p>
          </table:table-cell>
          <table:table-cell table:style-name="Table1.A1" office:value-type="string">
            <text:p text:style-name="Table_20_Contents">Simplifies management and communication, scalable</text:p>
          </table:table-cell>
          <table:table-cell table:style-name="Table1.A1" office:value-type="string">
            <text:p text:style-name="Table_20_Contents">IoT systems with centralized device control and monitoring</text:p>
          </table:table-cell>
        </table:table-row>
      </table:table>
      <text:p text:style-name="Text_20_body">Each of these methods has its own set of advantages and use cases, so your choice will depend on factors like scalability, security, network infrastructure, and ease of implementation.</text:p>
      <text:p text:style-name="P6"><text:span text:style-name="T1"/></text:p>
      <text:list xml:id="list2261057242" text:style-name="L8">
        <text:list-item>
          <text:p text:style-name="P7"><text:soft-page-break/><text:a xlink:type="simple" xlink:href="https://www.youtube.com/watch?v=uimk1Qt745M" text:style-name="Internet_20_link" text:visited-style-name="Visited_20_Internet_20_Link"><text:span text:style-name="T1">https://www.youtube.com/watch?v=uimk1Qt745M</text:span></text:a><text:span text:style-name="T1"><text:tab/></text:span></text:p>
        </text:list-item>
      </text:list>
      <text:p text:style-name="P6"><text:span text:style-name="T1"/></text:p>
      <text:list xml:id="list111001700380479" text:continue-numbering="true" text:style-name="L8">
        <text:list-item>
          <text:p text:style-name="P7"><text:span text:style-name="T1">HIVE</text:span></text:p>
          <text:list>
            <text:list-item>
              <text:p text:style-name="P7"><text:a xlink:type="simple" xlink:href="https://www.youtube.com/watch?v=Z_sDhKvECFc" text:style-name="Internet_20_link" text:visited-style-name="Visited_20_Internet_20_Link"><text:span text:style-name="T1">https://www.youtube.com/watch?v=Z_sDhKvECFc</text:span></text:a></text:p>
            </text:list-item>
          </text:list>
        </text:list-item>
        <text:list-item>
          <text:p text:style-name="P8"><text:span text:style-name="T1">ESP8266</text:span></text:p>
          <text:list>
            <text:list-item>
              <text:p text:style-name="P9"><text:a xlink:type="simple" xlink:href="https://www.youtube.com/watch?v=c1st5cVRRzo" text:style-name="Internet_20_link" text:visited-style-name="Visited_20_Internet_20_Link">https://www.youtube.com/watch?v=c1st5cVRRzo</text:a></text:p>
            </text:list-item>
          </text:list>
        </text:list-item>
      </text:list>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0:54:43.529202585</meta:creation-date>
    <dc:date>2025-01-27T11:09:58.754183643</dc:date>
    <meta:editing-duration>PT4M55S</meta:editing-duration>
    <meta:editing-cycles>1</meta:editing-cycles>
    <meta:generator>LibreOffice/7.3.7.2$Linux_X86_64 LibreOffice_project/30$Build-2</meta:generator>
    <meta:document-statistic meta:table-count="1" meta:image-count="0" meta:object-count="0" meta:page-count="5" meta:paragraph-count="112" meta:word-count="1309" meta:character-count="8296" meta:non-whitespace-character-count="7171"/>
  </office:meta>
</office:document-meta>
</file>